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18dab4" officeooo:paragraph-rsid="0018dab4"/>
    </style:style>
    <style:style style:name="P2" style:family="paragraph" style:parent-style-name="Standard">
      <style:text-properties officeooo:rsid="001e7740" officeooo:paragraph-rsid="001e7740"/>
    </style:style>
    <style:style style:name="P3" style:family="paragraph" style:parent-style-name="Standard">
      <style:text-properties officeooo:rsid="001e7740" officeooo:paragraph-rsid="001e7740"/>
    </style:style>
    <style:style style:name="T1" style:family="text">
      <style:text-properties officeooo:rsid="001cebfa"/>
    </style:style>
    <style:style style:name="T2" style:family="text">
      <style:text-properties officeooo:rsid="0022a4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thentication:</text:p>
      <text:p text:style-name="P1"/>
      <text:p text:style-name="P1">Minimum requirements</text:p>
      <text:p text:style-name="P1"/>
      <text:p text:style-name="P1">User sign up: <text:span text:style-name="T1">(optional)</text:span></text:p>
      <text:p text:style-name="P1"><text:tab/>Login</text:p>
      <text:p text:style-name="P1"><text:tab/>Logout</text:p>
      <text:p text:style-name="P1"><text:tab/><text:span text:style-name="T1">Reset Password (optional)</text:span></text:p>
      <text:p text:style-name="P1"><text:tab/></text:p>
      <text:p text:style-name="P1"/>
      <text:p text:style-name="P2">Testing:</text:p>
      <text:p text:style-name="P2"><text:tab/><text:span text:style-name="T2">Test homepage</text:span></text:p>
      <text:p text:style-name="P2"><text:tab/><text:span text:style-name="T2">Test other pages</text:span></text:p>
      <text:p text:style-name="P2"><text:tab/><text:span text:style-name="T2">Test Models</text:span></text:p>
      <text:p text:style-name="P2"><text:tab/><text:span text:style-name="T2">Test View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8T08:06:06.348754554</meta:creation-date>
    <dc:date>2023-11-08T11:47:00.820792952</dc:date>
    <meta:editing-duration>PT16M25S</meta:editing-duration>
    <meta:editing-cycles>10</meta:editing-cycles>
    <meta:generator>LibreOffice/7.5.7.1$Linux_X86_64 LibreOffice_project/50$Build-1</meta:generator>
    <meta:document-statistic meta:table-count="0" meta:image-count="0" meta:object-count="0" meta:page-count="1" meta:paragraph-count="12" meta:word-count="22" meta:character-count="161" meta:non-whitespace-character-count="142"/>
  </office:meta>
</office:document-meta>
</file>